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141" officeooo:paragraph-rsid="001fc141"/>
    </style:style>
    <style:style style:name="P2" style:family="paragraph" style:parent-style-name="Standard">
      <style:text-properties officeooo:rsid="0021aef8" officeooo:paragraph-rsid="0021aef8"/>
    </style:style>
    <style:style style:name="T1" style:family="text">
      <style:text-properties officeooo:rsid="0021aef8"/>
    </style:style>
    <style:style style:name="T2" style:family="text">
      <style:text-properties officeooo:rsid="00237fba"/>
    </style:style>
    <style:style style:name="T3" style:family="text">
      <style:text-properties officeooo:rsid="002440a4"/>
    </style:style>
    <style:style style:name="T4" style:family="text">
      <style:text-properties officeooo:rsid="0024a4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everyone, for those I haven't met - I'm Chris Winsor</text:p>
      <text:p text:style-name="P2">My area of expertise combines robotics and natural language processing.</text:p>
      <text:p text:style-name="P2">I develop NLP interfaces to everyday things - the radio in your car, <text:span text:style-name="T2">your headphones, the coffee machine, apps on </text:span>your cellphone<text:span text:style-name="T3">, or the cellphone itself</text:span>. Not only does NLP offer a natural and intuitive interface, it's a distinguishing feature in the marketplace. Of course there's the obvious cost reductions from eliminating screens, buttons, switches, knobs, dials, keyboards.</text:p>
      <text:p text:style-name="P1"/>
      <text:p text:style-name="P1">Bringing natural<text:span text:style-name="T4">,</text:span> <text:span text:style-name="T1">language-based </text:span><text:span text:style-name="T4">interface </text:span>to everyday devices is what I do.</text:p>
      <text:p text:style-name="P1"/>
      <text:p text:style-name="P1">right.</text:p>
      <text:p text:style-name="P1"/>
      <text:p text:style-name="P1">So you asked about &lt;blah&gt; ...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5T08:48:54.374000000</meta:creation-date>
    <meta:generator>LibreOffice/7.3.5.2$Windows_X86_64 LibreOffice_project/184fe81b8c8c30d8b5082578aee2fed2ea847c01</meta:generator>
    <dc:date>2023-03-25T09:15:45.841000000</dc:date>
    <meta:editing-duration>PT15M44S</meta:editing-duration>
    <meta:editing-cycles>4</meta:editing-cycles>
    <meta:document-statistic meta:table-count="0" meta:image-count="0" meta:object-count="0" meta:page-count="1" meta:paragraph-count="7" meta:word-count="97" meta:character-count="617" meta:non-whitespace-character-count="525"/>
  </office:meta>
</office:document-meta>
</file>